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8" table:formula="of:=55/2+0.5" table:style-name="ce7">
            <text:p>28</text:p>
          </table:table-cell>
          <table:table-cell table:style-name="ce1"/>
          <table:table-cell office:value-type="float" office:value="583" table:formula="of:=SUM([.F97];[.G97];[.H97];[.I97];[.J97];[.K97])" table:style-name="ce5">
            <text:p>58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Norma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35" table:formula="of:=SUM([.F122];[.G122];[.H122];[.I122];[.J122];[.K122])" table:style-name="ce5">
            <text:p>5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85" table:style-name="ce1">
            <text:p>85</text:p>
          </table:table-cell>
          <table:table-cell office:value-type="float" office:value="125" table:style-name="ce1">
            <text:p>125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40" table:formula="of:=SUM([.F149];[.G149];[.H149];[.I149];[.J149];[.K149])" table:style-name="ce5">
            <text:p>5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15" table:formula="of:=SUM([.F154];[.G154];[.H154];[.I154];[.J154];[.K154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Psy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number-columns-repeated="1637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4.788079470198682" table:formula="of:=AVERAGE([.F2:.F231])" table:style-name="ce1">
            <text:p>84.78807947</text:p>
          </table:table-cell>
          <table:table-cell office:value-type="float" office:value="106.86092715231788" table:formula="of:=AVERAGE([.G2:.G231])" table:style-name="ce1">
            <text:p>106.8609272</text:p>
          </table:table-cell>
          <table:table-cell office:value-type="float" office:value="96.993377483443709" table:formula="of:=AVERAGE([.H2:.H231])" table:style-name="ce1">
            <text:p>96.99337748</text:p>
          </table:table-cell>
          <table:table-cell office:value-type="float" office:value="90.867549668874176" table:formula="of:=AVERAGE([.I2:.I231])" table:style-name="ce1">
            <text:p>90.86754967</text:p>
          </table:table-cell>
          <table:table-cell office:value-type="float" office:value="83.668874172185426" table:formula="of:=AVERAGE([.J2:.J231])" table:style-name="ce1">
            <text:p>83.66887417</text:p>
          </table:table-cell>
          <table:table-cell office:value-type="float" office:value="83.721854304635755" table:formula="of:=AVERAGE([.K2:.K231])" table:style-name="ce1">
            <text:p>83.7218543</text:p>
          </table:table-cell>
          <table:table-cell table:style-name="ce1"/>
          <table:table-cell office:value-type="float" office:value="546.9006622516556" table:formula="of:=AVERAGE([.M2:.M231])" table:style-name="ce1">
            <text:p>546.9006623</text:p>
          </table:table-cell>
          <table:table-cell table:number-columns-repeated="16371"/>
        </table:table-row>
        <table:table-row table:number-rows-repeated="10483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7T08:35:47Z</meta:creation-date>
    <dc:date>2022-03-14T07:57:39Z</dc:date>
    <meta:editing-duration>PT0S</meta:editing-duration>
  </office:meta>
</office:document-meta>
</file>